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restWARBuilder.run( IProgressMonitor monito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ForrestWARBuilder.ForrestWARBuilder( String working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restWARBuilder.ForrestWARBuilder( String workingDir , String ski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